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acc92" officeooo:paragraph-rsid="000acc9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f902" officeooo:paragraph-rsid="000bf902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bf902" officeooo:paragraph-rsid="000bf90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35c3b" officeooo:paragraph-rsid="00135c3b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cc92"/>
    </style:style>
    <style:style style:name="T3" style:family="text">
      <style:text-properties officeooo:rsid="000bf902"/>
    </style:style>
    <style:style style:name="T4" style:family="text">
      <style:text-properties officeooo:rsid="000f3d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c5a4"/>
    </style:style>
    <style:style style:name="T7" style:family="text">
      <style:text-properties officeooo:rsid="00135c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2">Repasser une ancienne commande</text:span></text:p>
      <text:p text:style-name="P1"/>
      <text:p text:style-name="P1">Acteur(s) : <text:span text:style-name="T2">Client</text:span></text:p>
      <text:p text:style-name="P1"/>
      <text:p text:style-name="P1">Description : <text:span text:style-name="T2">Le client inscrit et connecté peut consulter son historique et passer une commande à nouveau</text:span></text:p>
      <text:p text:style-name="P1"/>
      <text:p text:style-name="P1">Auteur :</text:p>
      <text:p text:style-name="P1"/>
      <text:p text:style-name="P1">Date : <text:span text:style-name="T2">29/05/2020</text:span></text:p>
      <text:p text:style-name="P1"/>
      <text:p text:style-name="P1">Pré-conditions : <text:span text:style-name="T2">L’utilisateur doit être connecté</text:span></text:p>
      <text:p text:style-name="P1"/>
      <text:p text:style-name="P1">Démarrage : <text:span text:style-name="T2">L’utilisateur consulte la page « Historique des commandes »</text:span></text:p>
      <text:p text:style-name="P1"/>
      <text:p text:style-name="P2">Scénario nominal :</text:p>
      <text:list xml:id="list496367735" text:style-name="L1">
        <text:list-item>
          <text:p text:style-name="P6">Le système affiche l’historique des commandes de l’utilisateur</text:p>
        </text:list-item>
        <text:list-item>
          <text:p text:style-name="P6"><text:span text:style-name="T3">L’utilisateur choisi une ancienne commande</text:span></text:p>
        </text:list-item>
        <text:list-item>
          <text:p text:style-name="P8">Le système recherche toutes les informations concernant la commande demandée (composition, allergènes et disponibilité par exemple)</text:p>
        </text:list-item>
        <text:list-item>
          <text:p text:style-name="P8">Le système affiche toutes les informations</text:p>
        </text:list-item>
        <text:list-item>
          <text:p text:style-name="P8">L’utilisateur confirme son choix et ajoute la commande au panier.</text:p>
        </text:list-item>
        <text:list-item>
          <text:p text:style-name="P8">L’utilisateur clique sur le panier. Déclenchement du cas d’utilisation « <text:span text:style-name="T5">Valider la commande </text:span>»</text:p>
        </text:list-item>
      </text:list>
      <text:p text:style-name="P7"/>
      <text:p text:style-name="P2">Scénario <text:span text:style-name="T1">alternatif :</text:span></text:p>
      <text:p text:style-name="P11"><text:span text:style-name="T3">2a. L’utilisateur ne fait aucun choix et quitte la page. Fin du scénario.</text:span></text:p>
      <text:p text:style-name="P2"/>
      <text:p text:style-name="P3">Scénario d’erreur :</text:p>
      <text:p text:style-name="P10"><text:span text:style-name="T4">1a. L’utilisateur n’a aucun historique de commandes. Le système affiche un message d’erreur. <text:tab/>Fin du scénario.</text:span></text:p>
      <text:p text:style-name="P5"/>
      <text:p text:style-name="P2">Fin :</text:p>
      <text:p text:style-name="P11">Scénario nominal : <text:span text:style-name="T7">L’utilisateur clique sur le panier. Fin du scénario.</text:span></text:p>
      <text:p text:style-name="P13">Scénario alternatif : L’utilisateur ne fait aucun choix et quitte l’historique des commandes. Fin du scénario.</text:p>
      <text:p text:style-name="P14">Scénario d’exception : <text:span text:style-name="T7">L’utilisateur n’a aucun historique. Fin du scénario.</text:span></text:p>
      <text:p text:style-name="P4"/>
      <text:p text:style-name="P4">Post-conditions : <text:span text:style-name="T6">La commande est dans le panier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48:57.659000000</meta:creation-date>
    <meta:editing-duration>PT5M36S</meta:editing-duration>
    <meta:editing-cycles>9</meta:editing-cycles>
    <meta:generator>LibreOffice/6.3.1.2$Windows_X86_64 LibreOffice_project/b79626edf0065ac373bd1df5c28bd630b4424273</meta:generator>
    <dc:date>2020-06-01T14:40:11.227000000</dc:date>
    <meta:document-statistic meta:table-count="0" meta:image-count="0" meta:object-count="0" meta:page-count="1" meta:paragraph-count="24" meta:word-count="200" meta:character-count="1310" meta:non-whitespace-character-count="1138"/>
  </office:meta>
</office:document-meta>
</file>